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21cm" fo:min-width="12.83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907cm" fo:min-width="4.657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285cm" fo:min-width="6.03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7cm" svg:height="7.304cm" svg:x="4.493cm" svg:y="3.54cm">
          <text:p text:style-name="P1">Type Here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2" draw:style-name="dp1" draw:master-page-name="Default">
        <draw:custom-shape draw:style-name="gr2" draw:text-style-name="P2" draw:layer="layout" svg:width="5.715cm" svg:height="5.715cm" svg:x="3.222cm" svg:y="1.317cm">
          <text:p text:style-name="P1">Type Her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3" draw:layer="layout" svg:width="0.502cm" svg:height="1.098cm" svg:x="10.842cm" svg:y="10.525cm">
          <draw:text-box>
            <text:p/>
          </draw:text-box>
        </draw:frame>
      </draw:page>
      <draw:page draw:name="page3" draw:style-name="dp1" draw:master-page-name="Default">
        <draw:custom-shape draw:style-name="gr4" draw:text-style-name="P2" draw:layer="layout" svg:width="7.999cm" svg:height="4.999cm" svg:x="3.54cm" svg:y="6.397cm">
          <text:p text:style-name="P1">Type Here 3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3:41:40.396916181</meta:creation-date>
    <dc:date>2026-01-01T14:22:57.904545411</dc:date>
    <meta:editing-duration>PT1M44S</meta:editing-duration>
    <meta:editing-cycles>7</meta:editing-cycles>
    <meta:generator>Collabora_Office/25.04.9.0$Linux_X86_64 LibreOffice_project/009b74c7288d2f526ae895500d59fac811c6fdf8</meta:generator>
    <meta:document-statistic meta:object-count="4"/>
  </office:meta>
</office:document-meta>
</file>